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75in"/>
    </style:style>
    <style:style style:name="co3" style:family="table-column">
      <style:table-column-properties fo:break-before="auto" style:column-width="0.5811in"/>
    </style:style>
    <style:style style:name="co4" style:family="table-column">
      <style:table-column-properties fo:break-before="auto" style:column-width="2.9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8035in" fo:break-before="auto" style:use-optimal-row-height="true"/>
    </style:style>
    <style:style style:name="ro4" style:family="table-row">
      <style:table-row-properties style:row-height="0.64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1" table:number-columns-repeated="5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CB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8HarrisRocker_Re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MN3135LVT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Q1, Q2, Q3,Q4, Q5, Q6, Q7, Q8</text:p>
          </table:table-cell>
          <table:table-cell table:number-columns-repeated="4"/>
          <table:table-cell table:formula="of:=[.G3]-[.F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AV23S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1, D2, D3, D4, D5, D6, D7, D8, D9, D10, D11, D12, D13, D14, D15, D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uF 060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1uF 060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30 ohm 060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5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.3Kohm 060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R1, R2, R3, R4, R5, R6, R7, R8, R9, R10, R11, R12, R13, R14, R15, R16, R17, R18, R19, R20, R21, R22, R23, R24, R29, R30, R31, R32, R33, R34, R35, R36, R37, R38, R39, R40, R45, R46, R47, R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Kohm 060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25, R26, R27, R28, R41, R42, R43, R4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 ohm 0603</text:p>
          </table:table-cell>
          <table:table-cell office:value-type="string" calcext:value-type="string">
            <text:p>Always on the side toward the process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1, P2, P3, P4, P5, P6, P7, P8, P9, P10, P11, P12, P13, P14, P15, P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C16F1537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D 060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1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047-1x10G00S1U</text:p>
          </table:table-cell>
          <table:table-cell office:value-type="string" calcext:value-type="string">
            <text:p>Cut off extra pin. MOUNT BACK SID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1, J2, J3, J4, J5, J6, J7, J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 pin hea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11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RM3407 or SSF334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cnQ1, NcnQ2, NcnQ3, NcnQ4, NcnQ5, NcnQ6, NcnQ7, NcnQ8, NcnQ9, NcnQ10, NcnQ11, NcnQ12, NcnQ13, NcnQ14, NcnQ15, NcnQ16</text:p>
          </table:table-cell>
          <table:table-cell table:number-columns-repeated="5"/>
        </table:table-row>
        <table:table-row table:style-name="ro1">
          <table:table-cell office:value-type="float" office:value="1988956" calcext:value-type="float">
            <text:p>198895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12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 table:number-rows-repeated="3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J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formula="of:=[.$F$23]&amp;[.E24]" office:value-type="string" office:string-value="J1" calcext:value-type="string">
            <text:p>J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office:value-type="float" office:value="2" calcext:value-type="float">
            <text:p>2</text:p>
          </table:table-cell>
          <table:table-cell table:formula="of:=[.F24]&amp;&quot;, &quot;&amp;[.$F$23]&amp;[.E25]" office:value-type="string" office:string-value="J1, J2" calcext:value-type="string">
            <text:p>J1, J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[.F25]&amp;&quot;, &quot;&amp;[.$F$23]&amp;[.E26]" office:value-type="string" office:string-value="J1, J2, J3" calcext:value-type="string">
            <text:p>J1, J2, J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[.F26]&amp;&quot;, &quot;&amp;[.$F$23]&amp;[.E27]" office:value-type="string" office:string-value="J1, J2, J3, J4" calcext:value-type="string">
            <text:p>J1, J2, J3, J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[.F27]&amp;&quot;, &quot;&amp;[.$F$23]&amp;[.E28]" office:value-type="string" office:string-value="J1, J2, J3, J4, J5" calcext:value-type="string">
            <text:p>J1, J2, J3, J4, J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[.F28]&amp;&quot;, &quot;&amp;[.$F$23]&amp;[.E29]" office:value-type="string" office:string-value="J1, J2, J3, J4, J5, J6" calcext:value-type="string">
            <text:p>J1, J2, J3, J4, J5, J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[.F29]&amp;&quot;, &quot;&amp;[.$F$23]&amp;[.E30]" office:value-type="string" office:string-value="J1, J2, J3, J4, J5, J6, J7" calcext:value-type="string">
            <text:p>J1, J2, J3, J4, J5, J6, J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[.F30]&amp;&quot;, &quot;&amp;[.$F$23]&amp;[.E31]" office:value-type="string" office:string-value="J1, J2, J3, J4, J5, J6, J7, J8" calcext:value-type="string">
            <text:p>J1, J2, J3, J4, J5, J6, J7, J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[.F31]&amp;&quot;, &quot;&amp;[.$F$23]&amp;[.E32]" office:value-type="string" office:string-value="J1, J2, J3, J4, J5, J6, J7, J8, J9" calcext:value-type="string">
            <text:p>J1, J2, J3, J4, J5, J6, J7, J8, J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F32]&amp;&quot;, &quot;&amp;[.$F$23]&amp;[.E33]" office:value-type="string" office:string-value="J1, J2, J3, J4, J5, J6, J7, J8, J9, J10" calcext:value-type="string">
            <text:p>J1, J2, J3, J4, J5, J6, J7, J8, J9, J1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[.F33]&amp;&quot;, &quot;&amp;[.$F$23]&amp;[.E34]" office:value-type="string" office:string-value="J1, J2, J3, J4, J5, J6, J7, J8, J9, J10, J11" calcext:value-type="string">
            <text:p>J1, J2, J3, J4, J5, J6, J7, J8, J9, J10, J1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[.F34]&amp;&quot;, &quot;&amp;[.$F$23]&amp;[.E35]" office:value-type="string" office:string-value="J1, J2, J3, J4, J5, J6, J7, J8, J9, J10, J11, J12" calcext:value-type="string">
            <text:p>J1, J2, J3, J4, J5, J6, J7, J8, J9, J10, J11, J1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[.F35]&amp;&quot;, &quot;&amp;[.$F$23]&amp;[.E36]" office:value-type="string" office:string-value="J1, J2, J3, J4, J5, J6, J7, J8, J9, J10, J11, J12, J13" calcext:value-type="string">
            <text:p>J1, J2, J3, J4, J5, J6, J7, J8, J9, J10, J11, J12, J1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[.F36]&amp;&quot;, &quot;&amp;[.$F$23]&amp;[.E37]" office:value-type="string" office:string-value="J1, J2, J3, J4, J5, J6, J7, J8, J9, J10, J11, J12, J13, J14" calcext:value-type="string">
            <text:p>J1, J2, J3, J4, J5, J6, J7, J8, J9, J10, J11, J12, J13, J1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formula="of:=[.F37]&amp;&quot;, &quot;&amp;[.$F$23]&amp;[.E38]" office:value-type="string" office:string-value="J1, J2, J3, J4, J5, J6, J7, J8, J9, J10, J11, J12, J13, J14, J15" calcext:value-type="string">
            <text:p>J1, J2, J3, J4, J5, J6, J7, J8, J9, J10, J11, J12, J13, J14, J1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[.F38]&amp;&quot;, &quot;&amp;[.$F$23]&amp;[.E39]" office:value-type="string" office:string-value="J1, J2, J3, J4, J5, J6, J7, J8, J9, J10, J11, J12, J13, J14, J15, J16" calcext:value-type="string">
            <text:p>J1, J2, J3, J4, J5, J6, J7, J8, J9, J10, J11, J12, J13, J14, J15, J1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formula="of:=[.F39]&amp;&quot;, &quot;&amp;[.$F$23]&amp;[.E40]" office:value-type="string" office:string-value="J1, J2, J3, J4, J5, J6, J7, J8, J9, J10, J11, J12, J13, J14, J15, J16, J17" calcext:value-type="string">
            <text:p>J1, J2, J3, J4, J5, J6, J7, J8, J9, J10, J11, J12, J13, J14, J15, J16, J1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formula="of:=[.F40]&amp;&quot;, &quot;&amp;[.$F$23]&amp;[.E41]" office:value-type="string" office:string-value="J1, J2, J3, J4, J5, J6, J7, J8, J9, J10, J11, J12, J13, J14, J15, J16, J17, J18" calcext:value-type="string">
            <text:p>J1, J2, J3, J4, J5, J6, J7, J8, J9, J10, J11, J12, J13, J14, J15, J16, J17, J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formula="of:=[.F41]&amp;&quot;, &quot;&amp;[.$F$23]&amp;[.E42]" office:value-type="string" office:string-value="J1, J2, J3, J4, J5, J6, J7, J8, J9, J10, J11, J12, J13, J14, J15, J16, J17, J18, J19" calcext:value-type="string">
            <text:p>J1, J2, J3, J4, J5, J6, J7, J8, J9, J10, J11, J12, J13, J14, J15, J16, J17, J18, J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.F42]&amp;&quot;, &quot;&amp;[.$F$23]&amp;[.E43]" office:value-type="string" office:string-value="J1, J2, J3, J4, J5, J6, J7, J8, J9, J10, J11, J12, J13, J14, J15, J16, J17, J18, J19, J20" calcext:value-type="string">
            <text:p>J1, J2, J3, J4, J5, J6, J7, J8, J9, J10, J11, J12, J13, J14, J15, J16, J17, J18, J19, J2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[.F43]&amp;&quot;, &quot;&amp;[.$F$23]&amp;[.E44]" office:value-type="string" office:string-value="J1, J2, J3, J4, J5, J6, J7, J8, J9, J10, J11, J12, J13, J14, J15, J16, J17, J18, J19, J20, J21" calcext:value-type="string">
            <text:p>J1, J2, J3, J4, J5, J6, J7, J8, J9, J10, J11, J12, J13, J14, J15, J16, J17, J18, J19, J20, J2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formula="of:=[.F44]&amp;&quot;, &quot;&amp;[.$F$23]&amp;[.E45]" office:value-type="string" office:string-value="J1, J2, J3, J4, J5, J6, J7, J8, J9, J10, J11, J12, J13, J14, J15, J16, J17, J18, J19, J20, J21, J22" calcext:value-type="string">
            <text:p>J1, J2, J3, J4, J5, J6, J7, J8, J9, J10, J11, J12, J13, J14, J15, J16, J17, J18, J19, J20, J21, J2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formula="of:=[.F45]&amp;&quot;, &quot;&amp;[.$F$23]&amp;[.E46]" office:value-type="string" office:string-value="J1, J2, J3, J4, J5, J6, J7, J8, J9, J10, J11, J12, J13, J14, J15, J16, J17, J18, J19, J20, J21, J22, J23" calcext:value-type="string">
            <text:p>J1, J2, J3, J4, J5, J6, J7, J8, J9, J10, J11, J12, J13, J14, J15, J16, J17, J18, J19, J20, J21, J22, J2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formula="of:=[.F46]&amp;&quot;, &quot;&amp;[.$F$23]&amp;[.E47]" office:value-type="string" office:string-value="J1, J2, J3, J4, J5, J6, J7, J8, J9, J10, J11, J12, J13, J14, J15, J16, J17, J18, J19, J20, J21, J22, J23, J24" calcext:value-type="string">
            <text:p>J1, J2, J3, J4, J5, J6, J7, J8, J9, J10, J11, J12, J13, J14, J15, J16, J17, J18, J19, J20, J21, J22, J23, J2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table:formula="of:=[.F47]&amp;&quot;, &quot;&amp;[.$F$23]&amp;[.E48]" office:value-type="string" office:string-value="J1, J2, J3, J4, J5, J6, J7, J8, J9, J10, J11, J12, J13, J14, J15, J16, J17, J18, J19, J20, J21, J22, J23, J24, J29" calcext:value-type="string">
            <text:p>J1, J2, J3, J4, J5, J6, J7, J8, J9, J10, J11, J12, J13, J14, J15, J16, J17, J18, J19, J20, J21, J22, J23, J24, J2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F48]&amp;&quot;, &quot;&amp;[.$F$23]&amp;[.E49]" office:value-type="string" office:string-value="J1, J2, J3, J4, J5, J6, J7, J8, J9, J10, J11, J12, J13, J14, J15, J16, J17, J18, J19, J20, J21, J22, J23, J24, J29, J30" calcext:value-type="string">
            <text:p>J1, J2, J3, J4, J5, J6, J7, J8, J9, J10, J11, J12, J13, J14, J15, J16, J17, J18, J19, J20, J21, J22, J23, J24, J29, J3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[.F49]&amp;&quot;, &quot;&amp;[.$F$23]&amp;[.E50]" office:value-type="string" office:string-value="J1, J2, J3, J4, J5, J6, J7, J8, J9, J10, J11, J12, J13, J14, J15, J16, J17, J18, J19, J20, J21, J22, J23, J24, J29, J30, J31" calcext:value-type="string">
            <text:p>J1, J2, J3, J4, J5, J6, J7, J8, J9, J10, J11, J12, J13, J14, J15, J16, J17, J18, J19, J20, J21, J22, J23, J24, J29, J30, J3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[.F50]&amp;&quot;, &quot;&amp;[.$F$23]&amp;[.E51]" office:value-type="string" office:string-value="J1, J2, J3, J4, J5, J6, J7, J8, J9, J10, J11, J12, J13, J14, J15, J16, J17, J18, J19, J20, J21, J22, J23, J24, J29, J30, J31, J32" calcext:value-type="string">
            <text:p>J1, J2, J3, J4, J5, J6, J7, J8, J9, J10, J11, J12, J13, J14, J15, J16, J17, J18, J19, J20, J21, J22, J23, J24, J29, J30, J31, J3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table:formula="of:=[.F51]&amp;&quot;, &quot;&amp;[.$F$23]&amp;[.E52]" office:value-type="string" office:string-value="J1, J2, J3, J4, J5, J6, J7, J8, J9, J10, J11, J12, J13, J14, J15, J16, J17, J18, J19, J20, J21, J22, J23, J24, J29, J30, J31, J32, J33" calcext:value-type="string">
            <text:p>J1, J2, J3, J4, J5, J6, J7, J8, J9, J10, J11, J12, J13, J14, J15, J16, J17, J18, J19, J20, J21, J22, J23, J24, J29, J30, J31, J32, J3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table:formula="of:=[.F52]&amp;&quot;, &quot;&amp;[.$F$23]&amp;[.E53]" office:value-type="string" office:string-value="J1, J2, J3, J4, J5, J6, J7, J8, J9, J10, J11, J12, J13, J14, J15, J16, J17, J18, J19, J20, J21, J22, J23, J24, J29, J30, J31, J32, J33, J34" calcext:value-type="string">
            <text:p>J1, J2, J3, J4, J5, J6, J7, J8, J9, J10, J11, J12, J13, J14, J15, J16, J17, J18, J19, J20, J21, J22, J23, J24, J29, J30, J31, J32, J33, J3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table:formula="of:=[.F53]&amp;&quot;, &quot;&amp;[.$F$23]&amp;[.E54]" office:value-type="string" office:string-value="J1, J2, J3, J4, J5, J6, J7, J8, J9, J10, J11, J12, J13, J14, J15, J16, J17, J18, J19, J20, J21, J22, J23, J24, J29, J30, J31, J32, J33, J34, J35" calcext:value-type="string">
            <text:p>J1, J2, J3, J4, J5, J6, J7, J8, J9, J10, J11, J12, J13, J14, J15, J16, J17, J18, J19, J20, J21, J22, J23, J24, J29, J30, J31, J32, J33, J34, J3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table:formula="of:=[.F54]&amp;&quot;, &quot;&amp;[.$F$23]&amp;[.E55]" office:value-type="string" office:string-value="J1, J2, J3, J4, J5, J6, J7, J8, J9, J10, J11, J12, J13, J14, J15, J16, J17, J18, J19, J20, J21, J22, J23, J24, J29, J30, J31, J32, J33, J34, J35, J36" calcext:value-type="string">
            <text:p>J1, J2, J3, J4, J5, J6, J7, J8, J9, J10, J11, J12, J13, J14, J15, J16, J17, J18, J19, J20, J21, J22, J23, J24, J29, J30, J31, J32, J33, J34, J35, J3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table:formula="of:=[.F55]&amp;&quot;, &quot;&amp;[.$F$23]&amp;[.E56]" office:value-type="string" office:string-value="J1, J2, J3, J4, J5, J6, J7, J8, J9, J10, J11, J12, J13, J14, J15, J16, J17, J18, J19, J20, J21, J22, J23, J24, J29, J30, J31, J32, J33, J34, J35, J36, J37" calcext:value-type="string">
            <text:p>J1, J2, J3, J4, J5, J6, J7, J8, J9, J10, J11, J12, J13, J14, J15, J16, J17, J18, J19, J20, J21, J22, J23, J24, J29, J30, J31, J32, J33, J34, J35, J36, J3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table:formula="of:=[.F56]&amp;&quot;, &quot;&amp;[.$F$23]&amp;[.E57]" office:value-type="string" office:string-value="J1, J2, J3, J4, J5, J6, J7, J8, J9, J10, J11, J12, J13, J14, J15, J16, J17, J18, J19, J20, J21, J22, J23, J24, J29, J30, J31, J32, J33, J34, J35, J36, J37, J38" calcext:value-type="string">
            <text:p>J1, J2, J3, J4, J5, J6, J7, J8, J9, J10, J11, J12, J13, J14, J15, J16, J17, J18, J19, J20, J21, J22, J23, J24, J29, J30, J31, J32, J33, J34, J35, J36, J37, J3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table:formula="of:=[.F57]&amp;&quot;, &quot;&amp;[.$F$23]&amp;[.E58]" office:value-type="string" office:string-value="J1, J2, J3, J4, J5, J6, J7, J8, J9, J10, J11, J12, J13, J14, J15, J16, J17, J18, J19, J20, J21, J22, J23, J24, J29, J30, J31, J32, J33, J34, J35, J36, J37, J38, J39" calcext:value-type="string">
            <text:p>J1, J2, J3, J4, J5, J6, J7, J8, J9, J10, J11, J12, J13, J14, J15, J16, J17, J18, J19, J20, J21, J22, J23, J24, J29, J30, J31, J32, J33, J34, J35, J36, J37, J38, J3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formula="of:=[.F58]&amp;&quot;, &quot;&amp;[.$F$23]&amp;[.E59]" office:value-type="string" office:string-value="J1, J2, J3, J4, J5, J6, J7, J8, J9, J10, J11, J12, J13, J14, J15, J16, J17, J18, J19, J20, J21, J22, J23, J24, J29, J30, J31, J32, J33, J34, J35, J36, J37, J38, J39, J40" calcext:value-type="string">
            <text:p>J1, J2, J3, J4, J5, J6, J7, J8, J9, J10, J11, J12, J13, J14, J15, J16, J17, J18, J19, J20, J21, J22, J23, J24, J29, J30, J31, J32, J33, J34, J35, J36, J37, J38, J39, J4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table:formula="of:=[.F59]&amp;&quot;, &quot;&amp;[.$F$23]&amp;[.E60]" office:value-type="string" office:string-value="J1, J2, J3, J4, J5, J6, J7, J8, J9, J10, J11, J12, J13, J14, J15, J16, J17, J18, J19, J20, J21, J22, J23, J24, J29, J30, J31, J32, J33, J34, J35, J36, J37, J38, J39, J40, J45" calcext:value-type="string">
            <text:p>J1, J2, J3, J4, J5, J6, J7, J8, J9, J10, J11, J12, J13, J14, J15, J16, J17, J18, J19, J20, J21, J22, J23, J24, J29, J30, J31, J32, J33, J34, J35, J36, J37, J38, J39, J40, J4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table:formula="of:=[.F60]&amp;&quot;, &quot;&amp;[.$F$23]&amp;[.E61]" office:value-type="string" office:string-value="J1, J2, J3, J4, J5, J6, J7, J8, J9, J10, J11, J12, J13, J14, J15, J16, J17, J18, J19, J20, J21, J22, J23, J24, J29, J30, J31, J32, J33, J34, J35, J36, J37, J38, J39, J40, J45, J46" calcext:value-type="string">
            <text:p>J1, J2, J3, J4, J5, J6, J7, J8, J9, J10, J11, J12, J13, J14, J15, J16, J17, J18, J19, J20, J21, J22, J23, J24, J29, J30, J31, J32, J33, J34, J35, J36, J37, J38, J39, J40, J45, J4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table:formula="of:=[.F61]&amp;&quot;, &quot;&amp;[.$F$23]&amp;[.E62]" office:value-type="string" office:string-value="J1, J2, J3, J4, J5, J6, J7, J8, J9, J10, J11, J12, J13, J14, J15, J16, J17, J18, J19, J20, J21, J22, J23, J24, J29, J30, J31, J32, J33, J34, J35, J36, J37, J38, J39, J40, J45, J46, J47" calcext:value-type="string">
            <text:p>J1, J2, J3, J4, J5, J6, J7, J8, J9, J10, J11, J12, J13, J14, J15, J16, J17, J18, J19, J20, J21, J22, J23, J24, J29, J30, J31, J32, J33, J34, J35, J36, J37, J38, J39, J40, J45, J46, J4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table:formula="of:=[.F62]&amp;&quot;, &quot;&amp;[.$F$23]&amp;[.E63]" office:value-type="string" office:string-value="J1, J2, J3, J4, J5, J6, J7, J8, J9, J10, J11, J12, J13, J14, J15, J16, J17, J18, J19, J20, J21, J22, J23, J24, J29, J30, J31, J32, J33, J34, J35, J36, J37, J38, J39, J40, J45, J46, J47, J48" calcext:value-type="string">
            <text:p>J1, J2, J3, J4, J5, J6, J7, J8, J9, J10, J11, J12, J13, J14, J15, J16, J17, J18, J19, J20, J21, J22, J23, J24, J29, J30, J31, J32, J33, J34, J35, J36, J37, J38, J39, J40, J45, J46, J47, J48</text:p>
          </table:table-cell>
          <table:table-cell table:number-columns-repeated="3"/>
        </table:table-row>
        <table:table-row table:style-name="ro1" table:number-rows-repeated="104851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/00/0000</text:date>, <text:time style:data-style-name="N2" text:time-value="16:28:47.7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07T17:08:12.998000000</dc:date>
    <meta:editing-duration>PT49M27S</meta:editing-duration>
    <meta:editing-cycles>6</meta:editing-cycles>
    <meta:generator>LibreOffice/7.1.1.2$Windows_X86_64 LibreOffice_project/fe0b08f4af1bacafe4c7ecc87ce55bb426164676</meta:generator>
    <meta:print-date>2021-04-07T17:06:00.829000000</meta:print-date>
    <meta:document-statistic meta:table-count="1" meta:cell-count="129" meta:object-count="0"/>
  </office:meta>
</office:document-meta>
</file>